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style:line-height-at-least="0.503cm"/>
    </style:style>
    <style:style style:name="T1" style:family="text">
      <style:text-properties fo:color="#9cdcfe" loext:opacity="100%"/>
    </style:style>
    <style:style style:name="T2" style:family="text">
      <style:text-properties fo:color="#d4d4d4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b5cea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 In all environments, the following files are loaded if they exist,</text:p>
      <text:p text:style-name="P2"># the latter taking precedence over the former:</text:p>
      <text:p text:style-name="P2">#</text:p>
      <text:p text:style-name="P2"># * .env contains default values for the environment variables needed by the app</text:p>
      <text:p text:style-name="P2"># * .env.local uncommitted file with local overrides</text:p>
      <text:p text:style-name="P2"># * .env.$APP_ENV committed environment-specific defaults</text:p>
      <text:p text:style-name="P2"># * .env.$APP_ENV.local uncommitted environment-specific overrides</text:p>
      <text:p text:style-name="P2">#</text:p>
      <text:p text:style-name="P2"># Real environment variables win over .env files.</text:p>
      <text:p text:style-name="P2">#</text:p>
      <text:p text:style-name="P2"># DO NOT DEFINE PRODUCTION SECRETS IN THIS FILE NOR IN ANY OTHER COMMITTED FILES.</text:p>
      <text:p text:style-name="P2"># https://symfony.com/doc/current/configuration/secrets.html</text:p>
      <text:p text:style-name="P2">#</text:p>
      <text:p text:style-name="P2"># Run "composer dump-env prod" to compile .env files for production use (requires symfony/flex &gt;=1.2).</text:p>
      <text:p text:style-name="P2"># https://symfony.com/doc/current/best_practices.html#use-environment-variables-for-infrastructure-configuration</text:p>
      <text:p text:style-name="P3"/>
      <text:p text:style-name="P2">###&gt; symfony/framework-bundle ###</text:p>
      <text:p text:style-name="P1"><text:span text:style-name="T1">APP_ENV</text:span><text:span text:style-name="T2">=</text:span><text:span text:style-name="T3">dev</text:span></text:p>
      <text:p text:style-name="P1"><text:span text:style-name="T1">APP_SECRET</text:span><text:span text:style-name="T2">=</text:span><text:span text:style-name="T4">9820</text:span><text:span text:style-name="T3">c141f8f7debc1fda729cf88c99a6</text:span></text:p>
      <text:p text:style-name="P2">###&lt; symfony/framework-bundle ###</text:p>
      <text:p text:style-name="P3"/>
      <text:p text:style-name="P2">###&gt; doctrine/doctrine-bundle ###</text:p>
      <text:p text:style-name="P2"># Format described at https://www.doctrine-project.org/projects/doctrine-dbal/en/latest/reference/configuration.html#connecting-using-a-url</text:p>
      <text:p text:style-name="P2"># IMPORTANT: You MUST configure your server version, either here or in config/packages/doctrine.yaml</text:p>
      <text:p text:style-name="P2">#</text:p>
      <text:p text:style-name="P2"># DATABASE_URL="sqlite:///%kernel.project_dir%/var/data.db"</text:p>
      <text:p text:style-name="P2"># DATABASE_URL="mysql://app:!ChangeMe!@127.0.0.1:3306/app?serverVersion=8.0.32&amp;charset=utf8mb4"</text:p>
      <text:p text:style-name="P2"># DATABASE_URL="mysql://app:!ChangeMe!@127.0.0.1:3306/app?serverVersion=10.11.2-MariaDB&amp;charset=utf8mb4"</text:p>
      <text:p text:style-name="P1"><text:span text:style-name="T1">DATABASE_URL</text:span><text:span text:style-name="T2">=</text:span><text:span text:style-name="T3">"mysql://root:&lt;VotreMotDePasse&gt;@127.0.0.1:3306/thedistrict?serverVersion=mariadb-10.3.34&amp;charset=utf8mb4"</text:span></text:p>
      <text:p text:style-name="P2">###&lt; doctrine/doctrine-bundle ###</text:p>
      <text:p text:style-name="P3"/>
      <text:p text:style-name="P2">###&gt; symfony/messenger ###</text:p>
      <text:p text:style-name="P2"># Choose one of the transports below</text:p>
      <text:p text:style-name="P2"># MESSENGER_TRANSPORT_DSN=amqp://guest:guest@localhost:5672/%2f/messages</text:p>
      <text:p text:style-name="P2"># MESSENGER_TRANSPORT_DSN=redis://localhost:6379/messages</text:p>
      <text:p text:style-name="P2">#MESSENGER_TRANSPORT_DSN=doctrine://default?auto_setup=0</text:p>
      <text:p text:style-name="P2">###&lt; symfony/messenger ###</text:p>
      <text:p text:style-name="P3"/>
      <text:p text:style-name="P2">###&gt; symfony/mailer ###</text:p>
      <text:p text:style-name="P2"># MAILER_DSN=null://null</text:p>
      <text:p text:style-name="P1"><text:span text:style-name="T1">MAILER_DSN</text:span><text:span text:style-name="T2">=</text:span><text:span text:style-name="T3">smtp://localhost:1025</text:span></text:p>
      <text:p text:style-name="P2">###&lt; symfony/mailer ###</text:p>
      <text:p text:style-name="P1"/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3T13:19:11.960950448</meta:creation-date>
    <dc:date>2023-07-13T13:19:58.293761805</dc:date>
    <meta:editing-duration>PT46S</meta:editing-duration>
    <meta:editing-cycles>1</meta:editing-cycles>
    <meta:document-statistic meta:table-count="0" meta:image-count="0" meta:object-count="0" meta:page-count="2" meta:paragraph-count="38" meta:word-count="167" meta:character-count="1955" meta:non-whitespace-character-count="1826"/>
    <meta:generator>LibreOffice/7.3.7.2$Linux_X86_64 LibreOffice_project/30$Build-2</meta:generator>
  </office:meta>
</office:document-meta>
</file>